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ue js</text:p>
      <text:p text:style-name="P2">initialisation</text:p>
      <text:p text:style-name="P2"/>
      <text:p text:style-name="P2">var vue =new Vue({</text:p>
      <text:p text:style-name="P2"><text:tab/>el :'selecteurApp',</text:p>
      <text:p text:style-name="P2"><text:tab/>data:{</text:p>
      <text:p text:style-name="P2"><text:tab/><text:tab/>//variables de l'app</text:p>
      <text:p text:style-name="P2"><text:tab/>}</text:p>
      <text:p text:style-name="P2">})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12T18:51:42.61</meta:creation-date>
    <meta:document-statistic meta:table-count="0" meta:image-count="0" meta:object-count="0" meta:page-count="1" meta:paragraph-count="8" meta:word-count="16" meta:character-count="93"/>
    <dc:date>2018-08-12T18:53:53.15</dc:date>
    <meta:editing-duration>PT2M16S</meta:editing-duration>
    <meta:editing-cycles>1</meta:editing-cycles>
    <meta:generator>OpenOffice/4.1.1$Win32 OpenOffice.org_project/411m6$Build-9775</meta:generator>
  </office:meta>
</office:document-meta>
</file>